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P1" style:family="paragraph">
      <style:paragraph-properties style:master-page-name="Standard1" fo:margin-left="0.000000000000000pt" fo:margin-right="0.000000000000000pt" fo:text-indent="0.000000000000000pt"/>
      <style:text-properties fo:color="#000000" fo:font-family="Sans Serif" fo:font-size="12.000000000000000pt"/>
    </style:style>
    <style:style style:name="P2" style:family="paragraph">
      <style:paragraph-properties fo:margin-left="0.000000000000000pt" fo:margin-right="0.000000000000000pt" fo:text-indent="0.000000000000000pt"/>
      <style:text-properties fo:color="#000000" fo:font-family="Sans Serif" fo:font-size="12.000000000000000pt"/>
    </style:style>
    <style:style style:name="T1" style:family="text">
      <style:text-properties style:text-underline-style="solid" style:text-underline-type="single"/>
    </style:style>
    <style:style style:name="T2" style:family="text">
      <style:text-properties style:text-underline-style="none" style:text-underline-type="none"/>
    </style:style>
    <style:style style:name="P3" style:family="paragraph">
      <style:paragraph-properties fo:margin-left="0.000000000000000pt" fo:margin-right="0.000000000000000pt" fo:text-indent="0.000000000000000pt"/>
      <style:text-properties fo:color="#000000" fo:font-family="Sans Serif" fo:font-size="12.000000000000000pt" style:text-underline-style="none" style:text-underline-type="none"/>
    </style:style>
  </office:automatic-styles>
  <office:body>
    <office:text>
      <text:tracked-changes/>
      <text:page-sequence>
        <text:page text:master-page-name="Standard1"/>
      </text:page-sequence>
      <text:p text:style-name="P1">Aron Fyodor M. Asor</text:p>
      <text:p text:style-name="P2">Lit 14- R40</text:p>
      <text:p text:style-name="P2"/>
      <text:p text:style-name="P2">Virginia R. Moreno</text:p>
      <text:p text:style-name="P2"/>
      <text:p text:style-name="P2"/>
      <text:p text:style-name="P2">"Virginia Moreno".<text:s/><text:span text:style-name="T1">Writer Network: for writers</text:span>. 2008. <text:tab/><text:tab/><text:tab/><text:tab/><text:tab/><text:tab/><text:tab/>&lt;http://writernetwork.wordpress.com/outstanding-philippine-<text:tab/><text:tab/><text:tab/><text:tab/><text:tab/>ons/virginia-moreno/&gt;</text:p>
      <text:p text:style-name="P2"/>
      <text:p text:style-name="P2">"Virginia R. Moreno".<text:s/><text:span text:style-name="T1">Ateneo Library of Women's Writings</text:span>. Ateneo De Manila <text:tab/><text:tab/><text:tab/>University. &lt;http://rizal.lib.admu.edu.ph/aliww/pmb_virginiamoreno.htm&gt;</text:p>
      <text:p text:style-name="P2"/>
      <text:p text:style-name="P2">"Moreno on Moreno".<text:s/><text:span text:style-name="T1">Philippine Daily Inquirer/ Lifestyle</text:span>. June 14, 2009. <text:tab/><text:tab/><text:tab/><text:tab/>&lt;http://services.inquirer.net/print/print.php?article_id=20090614-</text:p>
      <text:p text:style-name="P2"><text:tab/>210393&gt;</text:p>
      <text:p text:style-name="P2"/>
      <text:p text:style-name="P2">Cuadra, Jollico. "The Right to Dream".<text:s/><text:span text:style-name="T1">Manila Bulletin</text:span><text:span text:style-name="T2">. September 29,2009.</text:span></text:p>
      <text:p text:style-name="P3"><text:tab/>&lt;http://www.mb.com.ph/articles/222491/the-right-dream&gt;</text:p>
      <text:p text:style-name="P3"/>
      <text:p text:style-name="P3">Abad, Gemino. "One Hundred Years of Filipino Poetry: An Overview".<text:s/><text:span text:style-name="T1">Questia</text:span>. <text:tab/><text:tab/><text:tab/>Vol. 74, 2000. &lt;http://www.questia.com/googleScholar.qst;</text:p>
      <text:p text:style-name="P3"><text:tab/>jsessionid=LspWf1zvWn9Pph0WrNZ8bRyzGsH2llYmWZntL7zYknjrv</text:p>
      <text:p text:style-name="P3"><text:tab/>22r7PKH!-1415645246!765996161?docId=95161476&gt;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paragraph"/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1" style:display-name="Head 1" style:family="paragraph" style:list-style-name="Numbering_20Style_20for_20Head_201" style:next-style-name="Standard">
      <style:text-properties fo:font-size="20.000000000000000pt" fo:font-weight="bold"/>
    </style:style>
    <style:style style:name="Head_202" style:display-name="Head 2" style:family="paragraph" style:list-style-name="Numbering_20Style_20for_20Head_202" style:next-style-name="Standard">
      <style:text-properties fo:font-size="16.000000000000000pt" fo:font-weight="bold"/>
    </style:style>
    <style:style style:name="Head_203" style:display-name="Head 3" style:family="paragraph" style:list-style-name="Numbering_20Style_20for_20Head_203" style:next-style-name="Standard">
      <style:text-properties fo:font-size="12.000000000000000pt" fo:font-weight="bold"/>
    </style:style>
    <style:style style:name="Enumerated_20List" style:display-name="Enumerated List" style:family="paragraph" style:list-style-name="Numbering_20Style_20for_20Enumerated_20List">
      <style:text-properties fo:font-size="12.000000000000000pt"/>
    </style:style>
    <style:style style:name="Alphabetical_20List" style:display-name="Alphabetical List" style:family="paragraph" style:list-style-name="Numbering_20Style_20for_20Alphabetical_20List">
      <style:text-properties fo:font-size="12.000000000000000pt"/>
    </style:style>
    <style:style style:name="Bullet_20List" style:display-name="Bullet List" style:family="paragraph" style:list-style-name="Numbering_20Style_20for_20Bullet_20List">
      <style:text-properties fo:font-size="12.000000000000000pt"/>
    </style:style>
    <style:style style:name="Standard" style:display-name="Standard" style:family="paragraph">
      <style:text-properties fo:font-size="12.000000000000000pt"/>
    </style:style>
    <text:list-style style:name="Numbering_20Style_20for_20Head_201" style:display-name="Numbering Style for Head 1">
      <text:list-level-style-number text:level="1" style:num-suffix="." text:start-value="1" text:display-levels="1" style:num-format="1">
        <style:list-level-properties fo:text-align="start"/>
      </text:list-level-style-number>
    </text:list-style>
    <text:list-style style:name="Numbering_20Style_20for_20Head_202" style:display-name="Numbering Style for Head 2">
      <text:list-level-style-number text:level="2" style:num-suffix="." text:start-value="1" text:display-levels="2" style:num-format="1">
        <style:list-level-properties fo:text-align="start"/>
      </text:list-level-style-number>
    </text:list-style>
    <text:list-style style:name="Numbering_20Style_20for_20Head_203" style:display-name="Numbering Style for Head 3">
      <text:list-level-style-number text:level="3" style:num-suffix="." text:start-value="1" text:display-levels="3" style:num-format="1">
        <style:list-level-properties fo:text-align="start"/>
      </text:list-level-style-number>
    </text:list-style>
    <text:list-style style:name="Numbering_20Style_20for_20Enumerated_20List" style:display-name="Numbering Style for Enumerated List">
      <text:list-level-style-number text:level="1" style:num-suffix="." text:start-value="1" text:display-levels="1" style:num-format="1">
        <style:list-level-properties fo:text-align="start"/>
      </text:list-level-style-number>
    </text:list-style>
    <text:list-style style:name="Numbering_20Style_20for_20Alphabetical_20List" style:display-name="Numbering Style for Alphabetical List">
      <text:list-level-style-number text:level="1" style:num-suffix=")" text:start-value="1" text:display-levels="1" style:num-format="a">
        <style:list-level-properties fo:text-align="start"/>
      </text:list-level-style-number>
    </text:list-style>
    <text:list-style style:name="Numbering_20Style_20for_20Bullet_20List" style:display-name="Numbering Style for Bullet List">
      <text:list-level-style-bullet text:level="1" text:bullet-char="●">
        <style:list-level-properties fo:text-align="start"/>
      </text:list-level-style-bullet>
    </text:list-style>
  </office:styles>
  <office:automatic-styles>
    <style:page-layout style:name="pm1" style:page-usage="all">
      <style:page-layout-properties fo:margin-bottom="42.000000000000000pt" fo:margin-left="57.000000000000000pt" fo:margin-right="57.000000000000000pt" fo:margin-top="42.000000000000000pt" fo:page-height="841.890999999999963pt" fo:page-width="595.277000000000044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1.0</meta:generator>
    <dc:title/>
    <meta:initial-creator>Unknown</meta:initial-creator>
    <meta:editing-cycles>1</meta:editing-cycles>
    <dc:date>2009-12-19T13:04:40</dc:date>
    <meta:creation-date>2008-08-22T11:41:04</meta:creation-date>
    <dc:creator>Aron Asor</dc:creator>
  </office:meta>
</office:document-meta>
</file>